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scellanous Documentation</text:h>
      <text:p text:style-name="Standard"/>
      <text:h text:style-name="Heading_20_2" text:outline-level="2">Directory Structure</text:h>
      <text:p text:style-name="Standard">The project's root directory contains the following:</text:p>
      <text:list xml:id="list1723433306" text:style-name="L1">
        <text:list-item>
          <text:p text:style-name="P1"><text:span text:style-name="T1">bin/</text:span><text:line-break/>The actual program binaries. Also contains object files (.obj) during the building process.</text:p>
        </text:list-item>
        <text:list-item>
          <text:p text:style-name="P1"><text:span text:style-name="T1">doc/</text:span><text:line-break/>Documentation for both users and developers.</text:p>
        </text:list-item>
        <text:list-item>
          <text:p text:style-name="P1"><text:span text:style-name="T1">input/</text:span><text:line-break/>The competition database(s). Flat files for now, will upgrade to a better format later.</text:p>
        </text:list-item>
        <text:list-item>
          <text:p text:style-name="P1"><text:span text:style-name="T1">output/</text:span><text:line-break/>Exported files, for example HTML documents with competition standings.</text:p>
        </text:list-item>
        <text:list-item>
          <text:p text:style-name="P1"><text:span text:style-name="T1">src/</text:span><text:line-break/>The source code to the program.</text:p>
        </text:list-item>
        <text:list-item>
          <text:p text:style-name="P1"><text:span text:style-name="T1">statistics/</text:span><text:line-break/>Data gathered to graph and improve the program's performance.</text:p>
        </text:list-item>
        <text:list-item>
          <text:p text:style-name="P1"><text:span text:style-name="T1">gpl.txt</text:span><text:line-break/>Contains the version of the GNU Public License under which this program is distributed.</text:p>
        </text:list-item>
        <text:list-item>
          <text:p text:style-name="P1"><text:span text:style-name="T1">Makefile</text:span><text:line-break/>Automated build instructions for the project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erick Jong</meta:initial-creator>
    <meta:creation-date>2012-05-28T10:29:23</meta:creation-date>
    <dc:date>2012-05-28T10:41:47</dc:date>
    <dc:creator>Roderick Jong</dc:creator>
    <meta:editing-duration>PT5M2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11" meta:word-count="104" meta:character-count="680" meta:non-whitespace-character-count="595"/>
  </office:meta>
</office:document-meta>
</file>